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 table:number-columns-repeated="3" office:value-type="string">
            <text:p>x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1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1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1"/>
        </table:table-row>
        <table:table-row table:style-name="ro1">
          <table:table-cell office:value-type="float" office:value="4">
            <text:p>4</text:p>
          </table:table-cell>
          <table:table-cell table:style-name="ce1"/>
          <table:table-cell table:number-columns-repeated="3" office:value-type="string">
            <text:p>x</text:p>
          </table:table-cell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1"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4" office:value-type="string">
            <text:p>x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number-columns-repeated="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number-columns-repeated="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4" office:value-type="string">
            <text:p>x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3" office:value-type="string">
            <text:p>x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11/26/2011</text:date>, <text:time>14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1-26T13:27:44.53</meta:creation-date>
    <dc:date>2011-11-26T14:21:55.23</dc:date>
    <meta:editing-duration>PT00H39M00S</meta:editing-duration>
    <meta:editing-cycles>1</meta:editing-cycles>
    <meta:document-statistic meta:table-count="3" meta:cell-count="93" meta:object-count="0"/>
    <meta:generator>OpenOffice.org/3.1$Win32 OpenOffice.org_project/310m19$Build-9420</meta:generator>
  </office:meta>
</office:document-meta>
</file>